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DNA-title">
      <style:graphic-properties fo:min-height="2.629cm"/>
      <style:paragraph-properties style:writing-mode="lr-tb"/>
    </style:style>
    <style:style style:name="pr2" style:family="presentation" style:parent-style-name="DNA-subtitle" style:list-style-name="L3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DNA-title">
      <style:graphic-properties draw:auto-grow-height="true" fo:min-height="2.629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147cm" svg:height="2.629cm" svg:x="4.443cm" svg:y="0.627cm" presentation:class="title" presentation:placeholder="true" presentation:user-transformed="true">
          <draw:text-box/>
        </draw:frame>
        <draw:frame presentation:style-name="pr2" draw:text-style-name="P3" draw:layer="layout" svg:width="22.147cm" svg:height="9.133cm" svg:x="4.443cm" svg:y="3.684cm" presentation:class="subtitle" presentation:user-transformed="true">
          <draw:text-box>
            <text:p text:style-name="P2"><text:span text:style-name="T1">Python Easy Spreadsheet</text:span></text:p>
            <text:p text:style-name="P2"><text:span text:style-name="T2">By</text:span></text:p>
            <text:p text:style-name="P2"><text:span text:style-name="T2">Travis Ris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147cm" svg:height="2.629cm" svg:x="4.443cm" svg:y="0.627cm" presentation:class="title" presentation:user-transformed="true">
          <draw:text-box>
            <text:p>Openpyxl library</text:p>
          </draw:text-box>
        </draw:frame>
        <draw:frame presentation:style-name="pr5" draw:text-style-name="P1" draw:layer="layout" svg:width="22.147cm" svg:height="9.133cm" svg:x="4.443cm" svg:y="3.684cm" presentation:class="outline" presentation:user-transformed="true">
          <draw:text-box>
            <text:list text:style-name="L2">
              <text:list-item>
                <text:p>Docs:</text:p>
                <text:p><text:s/>https://openpyxl.readthedocs.io/en/stabl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147cm" svg:height="2.629cm" svg:x="4.443cm" svg:y="0.627cm" presentation:class="title" presentation:user-transformed="true">
          <draw:text-box>
            <text:p>Program Version 1</text:p>
          </draw:text-box>
        </draw:frame>
        <draw:frame presentation:style-name="pr5" draw:text-style-name="P1" draw:layer="layout" svg:width="22.147cm" svg:height="9.133cm" svg:x="4.443cm" svg:y="3.684cm" presentation:class="outline" presentation:user-transformed="true">
          <draw:text-box>
            <text:list text:style-name="L2">
              <text:list-item>
                <text:p>Create a new workbook</text:p>
              </text:list-item>
              <text:list-item>
                <text:p>Contains one spreadsheet</text:p>
              </text:list-item>
              <text:list-item>
                <text:p>Add a value at an absolute location</text:p>
              </text:list-item>
              <text:list-item>
                <text:p>Save the workbook</text:p>
              </text:list-item>
            </text:list>
          </draw:text-box>
        </draw:frame>
        <draw:line draw:style-name="gr2" draw:text-style-name="P5" draw:layer="DrawnInSlideshow" svg:x1="13.149cm" svg:y1="11.151cm" svg:x2="13.134cm" svg:y2="11.165cm">
          <text:p/>
        </draw:line>
        <draw:line draw:style-name="gr2" draw:text-style-name="P5" draw:layer="DrawnInSlideshow" svg:x1="13.134cm" svg:y1="11.165cm" svg:x2="13.134cm" svg:y2="11.18cm">
          <text:p/>
        </draw:line>
        <draw:line draw:style-name="gr2" draw:text-style-name="P5" draw:layer="DrawnInSlideshow" svg:x1="13.091cm" svg:y1="11.224cm" svg:x2="13.091cm" svg:y2="11.238cm">
          <text:p/>
        </draw:line>
        <draw:line draw:style-name="gr2" draw:text-style-name="P5" draw:layer="DrawnInSlideshow" svg:x1="13.149cm" svg:y1="11.151cm" svg:x2="13.134cm" svg:y2="11.165cm">
          <text:p/>
        </draw:line>
        <draw:line draw:style-name="gr2" draw:text-style-name="P5" draw:layer="DrawnInSlideshow" svg:x1="13.134cm" svg:y1="11.165cm" svg:x2="13.134cm" svg:y2="11.18cm">
          <text:p/>
        </draw:line>
        <draw:line draw:style-name="gr2" draw:text-style-name="P5" draw:layer="DrawnInSlideshow" svg:x1="13.091cm" svg:y1="11.224cm" svg:x2="13.091cm" svg:y2="11.238cm">
          <text:p/>
        </draw:lin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493cm" svg:height="2.6cm" svg:x="4.498cm" svg:y="0.599cm" presentation:class="title">
          <draw:text-box>
            <text:p>Program 2</text:p>
          </draw:text-box>
        </draw:frame>
        <draw:frame presentation:style-name="pr5" draw:text-style-name="P1" draw:layer="layout" svg:width="22.147cm" svg:height="9.133cm" svg:x="4.443cm" svg:y="3.684cm" presentation:class="outline" presentation:user-transformed="true">
          <draw:text-box>
            <text:list text:style-name="L2">
              <text:list-item>
                <text:p>Expands on program 1</text:p>
              </text:list-item>
              <text:list-item>
                <text:p text:style-name="P6">Rename tab</text:p>
              </text:list-item>
              <text:list-item>
                <text:p>Programmatically add some random data to a specific loca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493cm" svg:height="2.6cm" svg:x="4.498cm" svg:y="0.599cm" presentation:class="title">
          <draw:text-box>
            <text:p>Program 3</text:p>
          </draw:text-box>
        </draw:frame>
        <draw:frame presentation:style-name="pr5" draw:text-style-name="P1" draw:layer="layout" svg:width="21.512cm" svg:height="9.133cm" svg:x="5.078cm" svg:y="3.684cm" presentation:class="outline" presentation:user-transformed="true">
          <draw:text-box>
            <text:list text:style-name="L2">
              <text:list-item>
                <text:p>Add a second spreadsheet to the workbook</text:p>
              </text:list-item>
              <text:list-item>
                <text:p>Add multiple rows of data programmatically</text:p>
              </text:list-item>
              <text:list-item>
                <text:p>Add a 3D Area Char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493cm" svg:height="2.6cm" svg:x="4.498cm" svg:y="0.599cm" presentation:class="title">
          <draw:text-box>
            <text:p>Other Options</text:p>
          </draw:text-box>
        </draw:frame>
        <draw:frame presentation:style-name="pr5" draw:text-style-name="P1" draw:layer="layout" svg:width="22.782cm" svg:height="9.133cm" svg:x="4.514cm" svg:y="3.565cm" presentation:class="outline" presentation:user-transformed="true">
          <draw:text-box>
            <text:list text:style-name="L2">
              <text:list-item>
                <text:p>Can interact with Panda</text:p>
                <text:list>
                  <text:list-item>
                    <text:p>Store a dataframe in a spreadsheet</text:p>
                  </text:list-item>
                  <text:list-item>
                    <text:p>More flexible than direct Panda export</text:p>
                  </text:list-item>
                </text:list>
              </text:list-item>
              <text:list-item>
                <text:p>Can work with pivot tables</text:p>
                <text:list>
                  <text:list-item>
                    <text:p>Cannot create pivot table from scr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493cm" svg:height="2.6cm" svg:x="4.498cm" svg:y="0.599cm" presentation:class="title">
          <draw:text-box>
            <text:p>More Options</text:p>
          </draw:text-box>
        </draw:frame>
        <draw:frame presentation:style-name="pr5" draw:text-style-name="P1" draw:layer="layout" svg:width="22.147cm" svg:height="9.133cm" svg:x="4.443cm" svg:y="3.684cm" presentation:class="outline" presentation:user-transformed="true">
          <draw:text-box>
            <text:list text:style-name="L2">
              <text:list-item>
                <text:p>Can set styles, fonts, etc.</text:p>
              </text:list-item>
              <text:list-item>
                <text:p>Can delete rows and columns</text:p>
              </text:list-item>
              <text:list-item>
                <text:p>Can move ranges of cells</text:p>
              </text:list-item>
              <text:list-item>
                <text:p>Conditional formatting</text:p>
              </text:list-item>
              <text:list-item>
                <text:p>Define and use named loca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493cm" svg:height="2.6cm" svg:x="4.498cm" svg:y="0.599cm" presentation:class="title">
          <draw:text-box>
            <text:p>Not Enough Options</text:p>
          </draw:text-box>
        </draw:frame>
        <draw:frame presentation:style-name="pr5" draw:text-style-name="P1" draw:layer="layout" svg:width="21.512cm" svg:height="9.133cm" svg:x="5.078cm" svg:y="3.684cm" presentation:class="outline" presentation:user-transformed="true">
          <draw:text-box>
            <text:list text:style-name="L2">
              <text:list-item>
                <text:p>Read-only and Write-only performance options</text:p>
              </text:list-item>
              <text:list-item>
                <text:p>Date and time manipulations</text:p>
              </text:list-item>
              <text:list-item>
                <text:p>Managing protection</text:p>
              </text:list-item>
              <text:list-item>
                <text:p>Limited parsing of formulae</text:p>
              </text:list-item>
              <text:list-item>
                <text:p>Yet more stuff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493cm" svg:height="2.6cm" svg:x="4.498cm" svg:y="0.599cm" presentation:class="title">
          <draw:text-box>
            <text:p>Project Available</text:p>
          </draw:text-box>
        </draw:frame>
        <draw:frame presentation:style-name="pr5" draw:text-style-name="P1" draw:layer="layout" svg:width="22.147cm" svg:height="9.133cm" svg:x="4.443cm" svg:y="3.684cm" presentation:class="outline" presentation:user-transformed="true">
          <draw:text-box>
            <text:list text:style-name="L2">
              <text:list-item>
                <text:p>URL: &lt;url&gt;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mouse-as-pen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.6000003814697pt" fo:font-style="normal" fo:text-shadow="none" style:text-underline-style="none" fo:font-weight="normal" style:letter-kerning="true" style:font-size-asian="27.6000003814697pt" style:font-style-asian="normal" style:font-weight-asian="normal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4.8999996185303pt"/>
    </style:style>
    <style:style style:name="DNA-outline6" style:family="presentation" style:parent-style-name="DNA-outline5">
      <style:paragraph-properties fo:margin-left="0cm" fo:margin-right="0cm" fo:margin-top="0cm" fo:margin-bottom="0.072cm" fo:text-indent="0cm"/>
      <style:text-properties fo:font-size="14.8999996185303pt"/>
    </style:style>
    <style:style style:name="DNA-outline7" style:family="presentation" style:parent-style-name="DNA-outline6">
      <style:paragraph-properties fo:margin-left="0cm" fo:margin-right="0cm" fo:margin-top="0cm" fo:margin-bottom="0.071cm" fo:text-indent="0cm"/>
      <style:text-properties fo:font-size="14.8999996185303pt"/>
    </style:style>
    <style:style style:name="DNA-outline8" style:family="presentation" style:parent-style-name="DNA-outline7">
      <style:paragraph-properties fo:margin-left="0cm" fo:margin-right="0cm" fo:margin-top="0cm" fo:margin-bottom="0.07cm" fo:text-indent="0cm"/>
      <style:text-properties fo:font-size="14.8999996185303pt"/>
    </style:style>
    <style:style style:name="DNA-outline9" style:family="presentation" style:parent-style-name="DNA-outline8">
      <style:paragraph-properties fo:margin-left="0cm" fo:margin-right="0cm" fo:margin-top="0cm" fo:margin-bottom="0.069cm" fo:text-indent="0cm"/>
      <style:text-properties fo:font-size="14.8000001907349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1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textarea-vertical-align="middle" draw:auto-grow-height="false" fo:min-height="0.354cm" fo:min-width="0.354cm"/>
    </style:style>
    <style:style style:name="Mgr5" style:family="graphic" style:parent-style-name="standard">
      <style:graphic-properties draw:stroke="none" draw:fill="none" draw:fill-color="#ffffff" fo:min-height="8.88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147cm" svg:height="2.629cm" svg:x="4.443cm" svg:y="0.627cm" presentation:class="title" presentation:placeholder="true">
        <draw:text-box/>
      </draw:frame>
      <draw:frame presentation:style-name="Default-outline1" draw:layer="backgroundobjects" svg:width="22.147cm" svg:height="9.133cm" svg:x="4.443cm" svg:y="3.684cm" presentation:class="outline" presentation:placeholder="true">
        <draw:text-box/>
      </draw:frame>
      <draw:frame presentation:style-name="Mpr1" draw:text-style-name="MP2" draw:layer="backgroundobjects" svg:width="5.078cm" svg:height="1.085cm" svg:x="4.443cm" svg:y="14.346cm" presentation:class="date-time">
        <draw:text-box>
          <text:p text:style-name="MP1"><text:span text:style-name="MT1"><text:date style:data-style-name="D1" text:date-value="2022-03-28" text:fixed="true">3/28/22</text:date></text:span></text:p>
        </draw:text-box>
      </draw:frame>
      <draw:frame presentation:style-name="Mpr1" draw:text-style-name="MP6" draw:layer="backgroundobjects" svg:width="8.288cm" svg:height="1.085cm" svg:x="10.156cm" svg:y="14.346cm" presentation:class="footer">
        <draw:text-box>
          <text:p text:style-name="MP5"><text:span text:style-name="MT1">Python Easy Spreadsheet</text:span></text:p>
        </draw:text-box>
      </draw:frame>
      <draw:frame presentation:style-name="Mpr1" draw:text-style-name="MP4" draw:layer="backgroundobjects" svg:width="6.521cm" svg:height="1.085cm" svg:x="20.07cm" svg:y="14.353cm" presentation:class="page-number">
        <draw:text-box>
          <text:p text:style-name="MP3"><text:span text:style-name="MT1">Slide </text:span><text:span text:style-name="MT1"><text:page-number>&lt;number&gt;</text:page-number></text:span></text:p>
        </draw:text-box>
      </draw:frame>
      <draw:connector draw:style-name="Mgr3" draw:text-style-name="MP7" draw:layer="backgroundobjects" draw:type="lines" svg:x1="1.199cm" svg:y1="0.651cm" svg:x2="3.198cm" svg:y2="0.651cm" draw:start-shape="id1" draw:start-glue-point="10" draw:end-shape="id2" draw:end-glue-point="6" svg:d="M1199 651h252 1496 251" svg:viewBox="0 0 2000 1">
        <text:p/>
      </draw:connector>
      <draw:connector draw:style-name="Mgr3" draw:text-style-name="MP7" draw:layer="backgroundobjects" draw:type="lines" svg:x1="1.699cm" svg:y1="1.151cm" svg:x2="2.699cm" svg:y2="1.151cm" draw:start-shape="id3" draw:start-glue-point="10" draw:end-shape="id4" draw:end-glue-point="6" svg:d="M1699 1151h252 497 251" svg:viewBox="0 0 1001 1">
        <text:p/>
      </draw:connector>
      <draw:connector draw:style-name="Mgr3" draw:text-style-name="MP7" draw:layer="backgroundobjects" draw:type="lines" svg:x1="2.099cm" svg:y1="1.751cm" svg:x2="2.299cm" svg:y2="1.751cm" draw:start-shape="id5" draw:start-glue-point="10" draw:end-shape="id6" draw:end-glue-point="6" svg:d="M2099 1751h252-303 251" svg:viewBox="0 0 304 1">
        <text:p/>
      </draw:connector>
      <draw:connector draw:style-name="Mgr3" draw:text-style-name="MP7" draw:layer="backgroundobjects" draw:type="lines" svg:x1="1.7cm" svg:y1="0.152cm" svg:x2="2.7cm" svg:y2="0.152cm" svg:d="M1700 152h276 448 276" svg:viewBox="0 0 1001 1">
        <text:p/>
      </draw:connector>
      <draw:connector draw:style-name="Mgr3" draw:text-style-name="MP7" draw:layer="backgroundobjects" draw:type="lines" svg:x1="2.099cm" svg:y1="2.451cm" svg:x2="2.299cm" svg:y2="2.451cm" draw:start-shape="id7" draw:start-glue-point="10" draw:end-shape="id8" draw:end-glue-point="6" svg:d="M2099 2451h252-303 251" svg:viewBox="0 0 304 1">
        <text:p/>
      </draw:connector>
      <draw:connector draw:style-name="Mgr3" draw:text-style-name="MP7" draw:layer="backgroundobjects" draw:type="lines" svg:x1="3.198cm" svg:y1="3.551cm" svg:x2="1.199cm" svg:y2="3.551cm" draw:start-shape="id9" draw:start-glue-point="10" draw:end-shape="id10" draw:end-glue-point="6" svg:d="M3198 3551h-252-1496-251" svg:viewBox="0 0 2000 1">
        <text:p/>
      </draw:connector>
      <draw:connector draw:style-name="Mgr3" draw:text-style-name="MP7" draw:layer="backgroundobjects" draw:type="lines" svg:x1="2.699cm" svg:y1="3.051cm" svg:x2="1.699cm" svg:y2="3.051cm" draw:start-shape="id11" draw:start-glue-point="10" draw:end-shape="id12" draw:end-glue-point="6" svg:d="M2699 3051h-252-497-251" svg:viewBox="0 0 1001 1">
        <text:p/>
      </draw:connector>
      <draw:connector draw:style-name="Mgr3" draw:text-style-name="MP7" draw:layer="backgroundobjects" draw:type="lines" svg:x1="2.699cm" svg:y1="4.051cm" svg:x2="1.699cm" svg:y2="4.051cm" draw:start-shape="id13" draw:start-glue-point="10" draw:end-shape="id14" draw:end-glue-point="6" svg:d="M2699 4051h-252-497-251" svg:viewBox="0 0 1001 1">
        <text:p/>
      </draw:connector>
      <draw:connector draw:style-name="Mgr3" draw:text-style-name="MP7" draw:layer="backgroundobjects" draw:type="lines" svg:x1="2.299cm" svg:y1="4.651cm" svg:x2="2.099cm" svg:y2="4.651cm" draw:start-shape="id15" draw:start-glue-point="10" draw:end-shape="id16" draw:end-glue-point="6" svg:d="M2299 4651h-252 303-251" svg:viewBox="0 0 304 1">
        <text:p/>
      </draw:connector>
      <draw:connector draw:style-name="Mgr3" draw:text-style-name="MP7" draw:layer="backgroundobjects" draw:type="lines" svg:x1="2.299cm" svg:y1="5.351cm" svg:x2="2.099cm" svg:y2="5.351cm" draw:start-shape="id17" draw:start-glue-point="10" draw:end-shape="id18" draw:end-glue-point="6" svg:d="M2299 5351h-252 303-251" svg:viewBox="0 0 304 1">
        <text:p/>
      </draw:connector>
      <draw:connector draw:style-name="Mgr3" draw:text-style-name="MP7" draw:layer="backgroundobjects" draw:type="lines" svg:x1="1.199cm" svg:y1="6.451cm" svg:x2="3.198cm" svg:y2="6.451cm" draw:start-shape="id19" draw:start-glue-point="10" draw:end-shape="id20" draw:end-glue-point="6" svg:d="M1199 6451h252 1496 251" svg:viewBox="0 0 2000 1">
        <text:p/>
      </draw:connector>
      <draw:connector draw:style-name="Mgr3" draw:text-style-name="MP7" draw:layer="backgroundobjects" draw:type="lines" svg:x1="1.699cm" svg:y1="5.951cm" svg:x2="2.699cm" svg:y2="5.951cm" draw:start-shape="id21" draw:start-glue-point="10" draw:end-shape="id22" draw:end-glue-point="6" svg:d="M1699 5951h252 497 251" svg:viewBox="0 0 1001 1">
        <text:p/>
      </draw:connector>
      <draw:connector draw:style-name="Mgr3" draw:text-style-name="MP7" draw:layer="backgroundobjects" draw:type="lines" svg:x1="1.699cm" svg:y1="6.977cm" svg:x2="2.699cm" svg:y2="6.977cm" draw:start-shape="id23" draw:start-glue-point="10" draw:end-shape="id24" draw:end-glue-point="6" svg:d="M1699 6977h252 497 251" svg:viewBox="0 0 1001 1">
        <text:p/>
      </draw:connector>
      <draw:connector draw:style-name="Mgr3" draw:text-style-name="MP7" draw:layer="backgroundobjects" draw:type="lines" svg:x1="2.099cm" svg:y1="7.577cm" svg:x2="2.299cm" svg:y2="7.577cm" draw:start-shape="id25" draw:start-glue-point="10" draw:end-shape="id26" draw:end-glue-point="6" svg:d="M2099 7577h252-303 251" svg:viewBox="0 0 304 1">
        <text:p/>
      </draw:connector>
      <draw:connector draw:style-name="Mgr3" draw:text-style-name="MP7" draw:layer="backgroundobjects" draw:type="lines" svg:x1="2.099cm" svg:y1="8.276cm" svg:x2="2.299cm" svg:y2="8.276cm" draw:start-shape="id27" draw:start-glue-point="10" draw:end-shape="id28" draw:end-glue-point="6" svg:d="M2099 8276h252-303 251" svg:viewBox="0 0 304 1">
        <text:p/>
      </draw:connector>
      <draw:connector draw:style-name="Mgr3" draw:text-style-name="MP7" draw:layer="backgroundobjects" draw:type="lines" svg:x1="3.198cm" svg:y1="9.376cm" svg:x2="1.199cm" svg:y2="9.376cm" draw:start-shape="id29" draw:start-glue-point="10" draw:end-shape="id30" draw:end-glue-point="6" svg:d="M3198 9376h-252-1496-251" svg:viewBox="0 0 2000 1">
        <text:p/>
      </draw:connector>
      <draw:connector draw:style-name="Mgr3" draw:text-style-name="MP7" draw:layer="backgroundobjects" draw:type="lines" svg:x1="2.751cm" svg:y1="8.876cm" svg:x2="1.751cm" svg:y2="8.876cm" draw:start-shape="id31" draw:start-glue-point="10" draw:end-shape="id32" draw:end-glue-point="6" svg:d="M2751 8876h-252-497-251" svg:viewBox="0 0 1001 1">
        <text:p/>
      </draw:connector>
      <draw:connector draw:style-name="Mgr3" draw:text-style-name="MP7" draw:layer="backgroundobjects" draw:type="lines" svg:x1="2.725cm" svg:y1="9.901cm" svg:x2="1.725cm" svg:y2="9.901cm" draw:start-shape="id33" draw:start-glue-point="10" draw:end-shape="id34" draw:end-glue-point="6" svg:d="M2725 9901h-252-497-251" svg:viewBox="0 0 1001 1">
        <text:p/>
      </draw:connector>
      <draw:connector draw:style-name="Mgr3" draw:text-style-name="MP7" draw:layer="backgroundobjects" draw:type="lines" svg:x1="2.325cm" svg:y1="10.501cm" svg:x2="2.125cm" svg:y2="10.501cm" draw:start-shape="id35" draw:start-glue-point="10" draw:end-shape="id36" draw:end-glue-point="6" svg:d="M2325 10501h-252 303-251" svg:viewBox="0 0 304 1">
        <text:p/>
      </draw:connector>
      <draw:connector draw:style-name="Mgr3" draw:text-style-name="MP7" draw:layer="backgroundobjects" draw:type="lines" svg:x1="2.325cm" svg:y1="11.201cm" svg:x2="2.125cm" svg:y2="11.201cm" draw:start-shape="id37" draw:start-glue-point="10" draw:end-shape="id38" draw:end-glue-point="6" svg:d="M2325 11201h-252 303-251" svg:viewBox="0 0 304 1">
        <text:p/>
      </draw:connector>
      <draw:connector draw:style-name="Mgr3" draw:text-style-name="MP7" draw:layer="backgroundobjects" draw:type="lines" svg:x1="1.225cm" svg:y1="12.301cm" svg:x2="3.224cm" svg:y2="12.301cm" draw:start-shape="id39" draw:start-glue-point="10" draw:end-shape="id40" draw:end-glue-point="6" svg:d="M1225 12301h252 1496 251" svg:viewBox="0 0 2000 1">
        <text:p/>
      </draw:connector>
      <draw:connector draw:style-name="Mgr3" draw:text-style-name="MP7" draw:layer="backgroundobjects" draw:type="lines" svg:x1="1.725cm" svg:y1="11.801cm" svg:x2="2.725cm" svg:y2="11.801cm" draw:start-shape="id41" draw:start-glue-point="10" draw:end-shape="id42" draw:end-glue-point="6" svg:d="M1725 11801h252 497 251" svg:viewBox="0 0 1001 1">
        <text:p/>
      </draw:connector>
      <draw:connector draw:style-name="Mgr3" draw:text-style-name="MP7" draw:layer="backgroundobjects" draw:type="lines" svg:x1="1.725cm" svg:y1="12.801cm" svg:x2="2.725cm" svg:y2="12.801cm" draw:start-shape="id43" draw:start-glue-point="10" draw:end-shape="id44" draw:end-glue-point="6" svg:d="M1725 12801h252 497 251" svg:viewBox="0 0 1001 1">
        <text:p/>
      </draw:connector>
      <draw:connector draw:style-name="Mgr3" draw:text-style-name="MP7" draw:layer="backgroundobjects" draw:type="lines" svg:x1="2.125cm" svg:y1="13.401cm" svg:x2="2.325cm" svg:y2="13.401cm" draw:start-shape="id45" draw:start-glue-point="10" draw:end-shape="id46" draw:end-glue-point="6" svg:d="M2125 13401h252-303 251" svg:viewBox="0 0 304 1">
        <text:p/>
      </draw:connector>
      <draw:connector draw:style-name="Mgr3" draw:text-style-name="MP7" draw:layer="backgroundobjects" draw:type="lines" svg:x1="2.125cm" svg:y1="14.101cm" svg:x2="2.325cm" svg:y2="14.101cm" draw:start-shape="id47" draw:start-glue-point="10" draw:end-shape="id48" draw:end-glue-point="6" svg:d="M2125 14101h252-303 251" svg:viewBox="0 0 304 1">
        <text:p/>
      </draw:connector>
      <draw:connector draw:style-name="Mgr3" draw:text-style-name="MP7" draw:layer="backgroundobjects" draw:type="lines" svg:x1="3.224cm" svg:y1="15.201cm" svg:x2="1.225cm" svg:y2="15.201cm" draw:start-shape="id49" draw:start-glue-point="10" draw:end-shape="id50" draw:end-glue-point="6" svg:d="M3224 15201h-252-1496-251" svg:viewBox="0 0 2000 1">
        <text:p/>
      </draw:connector>
      <draw:connector draw:style-name="Mgr3" draw:text-style-name="MP7" draw:layer="backgroundobjects" draw:type="lines" svg:x1="2.725cm" svg:y1="14.701cm" svg:x2="1.725cm" svg:y2="14.701cm" draw:start-shape="id51" draw:start-glue-point="10" draw:end-shape="id52" draw:end-glue-point="6" svg:d="M2725 14701h-252-497-251" svg:viewBox="0 0 1001 1">
        <text:p/>
      </draw:connector>
      <draw:custom-shape draw:style-name="Mgr4" draw:text-style-name="MP7" xml:id="id2" draw:id="id2" draw:layer="backgroundobjects" svg:width="0.5cm" svg:height="0.5cm" svg:x="3.198cm" svg:y="0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2.699cm" svg:y="0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299cm" svg:y="1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2.299cm" svg:y="2.2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3.198cm" svg:y="3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1" draw:id="id11" draw:layer="backgroundobjects" svg:width="0.5cm" svg:height="0.5cm" svg:x="2.699cm" svg:y="2.8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3" draw:id="id13" draw:layer="backgroundobjects" svg:width="0.5cm" svg:height="0.5cm" svg:x="2.699cm" svg:y="3.8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5" draw:id="id15" draw:layer="backgroundobjects" svg:width="0.5cm" svg:height="0.5cm" svg:x="2.299cm" svg:y="4.4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7" draw:id="id17" draw:layer="backgroundobjects" svg:width="0.5cm" svg:height="0.5cm" svg:x="2.299cm" svg:y="5.1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0" draw:id="id20" draw:layer="backgroundobjects" svg:width="0.5cm" svg:height="0.5cm" svg:x="3.198cm" svg:y="6.2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2.699cm" svg:y="5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2.699cm" svg:y="6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2.299cm" svg:y="7.3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299cm" svg:y="8.0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3.198cm" svg:y="9.12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1" draw:id="id31" draw:layer="backgroundobjects" svg:width="0.5cm" svg:height="0.5cm" svg:x="2.751cm" svg:y="8.62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3" draw:id="id33" draw:layer="backgroundobjects" svg:width="0.5cm" svg:height="0.5cm" svg:x="2.725cm" svg:y="9.6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5" draw:id="id35" draw:layer="backgroundobjects" svg:width="0.5cm" svg:height="0.5cm" svg:x="2.325cm" svg:y="10.2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7" draw:id="id37" draw:layer="backgroundobjects" svg:width="0.5cm" svg:height="0.5cm" svg:x="2.325cm" svg:y="10.9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0" draw:id="id40" draw:layer="backgroundobjects" svg:width="0.5cm" svg:height="0.5cm" svg:x="3.224cm" svg:y="12.0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2.725cm" svg:y="11.5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2.725cm" svg:y="12.5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2.325cm" svg:y="1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325cm" svg:y="13.85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0" draw:id="id50" draw:layer="backgroundobjects" svg:width="0.5cm" svg:height="0.5cm" svg:x="0.725cm" svg:y="14.9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225cm" svg:y="14.4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" draw:id="id1" draw:layer="backgroundobjects" svg:width="0.5cm" svg:height="0.5cm" svg:x="0.699cm" svg:y="0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" draw:id="id3" draw:layer="backgroundobjects" svg:width="0.5cm" svg:height="0.5cm" svg:x="1.199cm" svg:y="0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" draw:id="id5" draw:layer="backgroundobjects" svg:width="0.5cm" svg:height="0.5cm" svg:x="1.599cm" svg:y="1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" draw:id="id7" draw:layer="backgroundobjects" svg:width="0.5cm" svg:height="0.5cm" svg:x="1.599cm" svg:y="2.2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" draw:id="id10" draw:layer="backgroundobjects" svg:width="0.5cm" svg:height="0.5cm" svg:x="0.699cm" svg:y="3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.199cm" svg:y="2.8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199cm" svg:y="3.8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99cm" svg:y="4.4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599cm" svg:y="5.1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0.699cm" svg:y="6.2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1" draw:id="id21" draw:layer="backgroundobjects" svg:width="0.5cm" svg:height="0.5cm" svg:x="1.199cm" svg:y="5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3" draw:id="id23" draw:layer="backgroundobjects" svg:width="0.5cm" svg:height="0.5cm" svg:x="1.199cm" svg:y="6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5" draw:id="id25" draw:layer="backgroundobjects" svg:width="0.5cm" svg:height="0.5cm" svg:x="1.599cm" svg:y="7.3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7" draw:id="id27" draw:layer="backgroundobjects" svg:width="0.5cm" svg:height="0.5cm" svg:x="1.599cm" svg:y="8.0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0" draw:id="id30" draw:layer="backgroundobjects" svg:width="0.5cm" svg:height="0.5cm" svg:x="0.699cm" svg:y="9.12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.251cm" svg:y="8.62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225cm" svg:y="9.6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625cm" svg:y="10.2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625cm" svg:y="10.9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0.725cm" svg:y="12.0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1" draw:id="id41" draw:layer="backgroundobjects" svg:width="0.5cm" svg:height="0.5cm" svg:x="1.225cm" svg:y="11.5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3" draw:id="id43" draw:layer="backgroundobjects" svg:width="0.5cm" svg:height="0.5cm" svg:x="1.225cm" svg:y="12.5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5" draw:id="id45" draw:layer="backgroundobjects" svg:width="0.5cm" svg:height="0.5cm" svg:x="1.625cm" svg:y="1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7" draw:id="id47" draw:layer="backgroundobjects" svg:width="0.5cm" svg:height="0.5cm" svg:x="1.625cm" svg:y="13.85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3.224cm" svg:y="14.9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1" draw:id="id51" draw:layer="backgroundobjects" svg:width="0.5cm" svg:height="0.5cm" svg:x="2.725cm" svg:y="14.45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draw:style-name="Mgr5" draw:text-style-name="MP8" draw:layer="backgroundobjects" svg:width="22.493cm" svg:height="9.133cm" svg:x="4.498cm" svg:y="3.799cm">
        <draw:text-box>
          <text:p/>
        </draw:text-box>
      </draw:frame>
      <draw:frame presentation:style-name="Mpr4" draw:text-style-name="MP2" draw:layer="backgroundobjects" svg:width="6.521cm" svg:height="1.085cm" svg:x="4.398cm" svg:y="14.345cm" presentation:class="date-time">
        <draw:text-box>
          <text:p text:style-name="MP1"><text:span text:style-name="MT2">March 2022</text:span><text:span text:style-name="MT2"><text:tab/></text:span></text:p>
        </draw:text-box>
      </draw:frame>
      <draw:frame presentation:style-name="Mpr4" draw:text-style-name="MP6" draw:layer="backgroundobjects" svg:width="8.513cm" svg:height="1.085cm" svg:x="11.43cm" svg:y="14.345cm" presentation:class="footer">
        <draw:text-box>
          <text:p text:style-name="MP3"><text:span text:style-name="MT2">COhPy March 2022 Monthly Meeting</text:span></text:p>
        </draw:text-box>
      </draw:frame>
      <draw:frame presentation:style-name="Mpr4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7" draw:layer="backgroundobjects" draw:type="lines" svg:x1="1.499cm" svg:y1="0.85cm" svg:x2="3.498cm" svg:y2="0.85cm" draw:start-shape="id53" draw:start-glue-point="10" draw:end-shape="id54" draw:end-glue-point="6" svg:d="M1499 850h252 1496 251" svg:viewBox="0 0 2000 1">
        <text:p/>
      </draw:connector>
      <draw:connector draw:style-name="Mgr3" draw:text-style-name="MP7" draw:layer="backgroundobjects" draw:type="lines" svg:x1="1.999cm" svg:y1="1.35cm" svg:x2="2.999cm" svg:y2="1.35cm" draw:start-shape="id55" draw:start-glue-point="10" draw:end-shape="id56" draw:end-glue-point="6" svg:d="M1999 1350h252 497 251" svg:viewBox="0 0 1001 1">
        <text:p/>
      </draw:connector>
      <draw:connector draw:style-name="Mgr3" draw:text-style-name="MP7" draw:layer="backgroundobjects" draw:type="lines" svg:x1="2.399cm" svg:y1="1.95cm" svg:x2="2.599cm" svg:y2="1.95cm" draw:start-shape="id57" draw:start-glue-point="10" draw:end-shape="id58" draw:end-glue-point="6" svg:d="M2399 1950h252-303 251" svg:viewBox="0 0 304 1">
        <text:p/>
      </draw:connector>
      <draw:connector draw:style-name="Mgr3" draw:text-style-name="MP7" draw:layer="backgroundobjects" draw:type="lines" svg:x1="1.999cm" svg:y1="0.35cm" svg:x2="2.999cm" svg:y2="0.35cm" draw:start-shape="id59" draw:start-glue-point="10" draw:end-shape="id60" draw:end-glue-point="6" svg:d="M1999 350h252 497 251" svg:viewBox="0 0 1001 1">
        <text:p/>
      </draw:connector>
      <draw:connector draw:style-name="Mgr3" draw:text-style-name="MP7" draw:layer="backgroundobjects" draw:type="lines" svg:x1="2.399cm" svg:y1="2.65cm" svg:x2="2.599cm" svg:y2="2.65cm" draw:start-shape="id61" draw:start-glue-point="10" draw:end-shape="id62" draw:end-glue-point="6" svg:d="M2399 2650h252-303 251" svg:viewBox="0 0 304 1">
        <text:p/>
      </draw:connector>
      <draw:connector draw:style-name="Mgr3" draw:text-style-name="MP7" draw:layer="backgroundobjects" draw:type="lines" svg:x1="3.498cm" svg:y1="3.75cm" svg:x2="1.499cm" svg:y2="3.75cm" draw:start-shape="id63" draw:start-glue-point="10" draw:end-shape="id64" draw:end-glue-point="6" svg:d="M3498 3750h-252-1496-251" svg:viewBox="0 0 2000 1">
        <text:p/>
      </draw:connector>
      <draw:connector draw:style-name="Mgr3" draw:text-style-name="MP7" draw:layer="backgroundobjects" draw:type="lines" svg:x1="2.999cm" svg:y1="3.25cm" svg:x2="1.999cm" svg:y2="3.25cm" draw:start-shape="id65" draw:start-glue-point="10" draw:end-shape="id66" draw:end-glue-point="6" svg:d="M2999 3250h-252-497-251" svg:viewBox="0 0 1001 1">
        <text:p/>
      </draw:connector>
      <draw:connector draw:style-name="Mgr3" draw:text-style-name="MP7" draw:layer="backgroundobjects" draw:type="lines" svg:x1="2.999cm" svg:y1="4.25cm" svg:x2="1.999cm" svg:y2="4.25cm" draw:start-shape="id67" draw:start-glue-point="10" draw:end-shape="id68" draw:end-glue-point="6" svg:d="M2999 4250h-252-497-251" svg:viewBox="0 0 1001 1">
        <text:p/>
      </draw:connector>
      <draw:connector draw:style-name="Mgr3" draw:text-style-name="MP7" draw:layer="backgroundobjects" draw:type="lines" svg:x1="2.599cm" svg:y1="4.85cm" svg:x2="2.399cm" svg:y2="4.85cm" draw:start-shape="id69" draw:start-glue-point="10" draw:end-shape="id70" draw:end-glue-point="6" svg:d="M2599 4850h-252 303-251" svg:viewBox="0 0 304 1">
        <text:p/>
      </draw:connector>
      <draw:connector draw:style-name="Mgr3" draw:text-style-name="MP7" draw:layer="backgroundobjects" draw:type="lines" svg:x1="2.599cm" svg:y1="5.55cm" svg:x2="2.399cm" svg:y2="5.55cm" draw:start-shape="id71" draw:start-glue-point="10" draw:end-shape="id72" draw:end-glue-point="6" svg:d="M2599 5550h-252 303-251" svg:viewBox="0 0 304 1">
        <text:p/>
      </draw:connector>
      <draw:connector draw:style-name="Mgr3" draw:text-style-name="MP7" draw:layer="backgroundobjects" draw:type="lines" svg:x1="1.499cm" svg:y1="6.65cm" svg:x2="3.498cm" svg:y2="6.65cm" draw:start-shape="id73" draw:start-glue-point="10" draw:end-shape="id74" draw:end-glue-point="6" svg:d="M1499 6650h252 1496 251" svg:viewBox="0 0 2000 1">
        <text:p/>
      </draw:connector>
      <draw:connector draw:style-name="Mgr3" draw:text-style-name="MP7" draw:layer="backgroundobjects" draw:type="lines" svg:x1="1.999cm" svg:y1="6.15cm" svg:x2="2.999cm" svg:y2="6.15cm" draw:start-shape="id75" draw:start-glue-point="10" draw:end-shape="id76" draw:end-glue-point="6" svg:d="M1999 6150h252 497 251" svg:viewBox="0 0 1001 1">
        <text:p/>
      </draw:connector>
      <draw:connector draw:style-name="Mgr3" draw:text-style-name="MP7" draw:layer="backgroundobjects" draw:type="lines" svg:x1="1.999cm" svg:y1="7.176cm" svg:x2="2.999cm" svg:y2="7.176cm" draw:start-shape="id77" draw:start-glue-point="10" draw:end-shape="id78" draw:end-glue-point="6" svg:d="M1999 7176h252 497 251" svg:viewBox="0 0 1001 1">
        <text:p/>
      </draw:connector>
      <draw:connector draw:style-name="Mgr3" draw:text-style-name="MP7" draw:layer="backgroundobjects" draw:type="lines" svg:x1="2.399cm" svg:y1="7.776cm" svg:x2="2.599cm" svg:y2="7.776cm" draw:start-shape="id79" draw:start-glue-point="10" draw:end-shape="id80" draw:end-glue-point="6" svg:d="M2399 7776h252-303 251" svg:viewBox="0 0 304 1">
        <text:p/>
      </draw:connector>
      <draw:connector draw:style-name="Mgr3" draw:text-style-name="MP7" draw:layer="backgroundobjects" draw:type="lines" svg:x1="2.399cm" svg:y1="8.475cm" svg:x2="2.599cm" svg:y2="8.475cm" draw:start-shape="id81" draw:start-glue-point="10" draw:end-shape="id82" draw:end-glue-point="6" svg:d="M2399 8475h252-303 251" svg:viewBox="0 0 304 1">
        <text:p/>
      </draw:connector>
      <draw:connector draw:style-name="Mgr3" draw:text-style-name="MP7" draw:layer="backgroundobjects" draw:type="lines" svg:x1="3.498cm" svg:y1="9.575cm" svg:x2="1.499cm" svg:y2="9.575cm" draw:start-shape="id83" draw:start-glue-point="10" draw:end-shape="id84" draw:end-glue-point="6" svg:d="M3498 9575h-252-1496-251" svg:viewBox="0 0 2000 1">
        <text:p/>
      </draw:connector>
      <draw:connector draw:style-name="Mgr3" draw:text-style-name="MP7" draw:layer="backgroundobjects" draw:type="lines" svg:x1="3.051cm" svg:y1="9.075cm" svg:x2="2.051cm" svg:y2="9.075cm" draw:start-shape="id85" draw:start-glue-point="10" draw:end-shape="id86" draw:end-glue-point="6" svg:d="M3051 9075h-252-497-251" svg:viewBox="0 0 1001 1">
        <text:p/>
      </draw:connector>
      <draw:connector draw:style-name="Mgr3" draw:text-style-name="MP7" draw:layer="backgroundobjects" draw:type="lines" svg:x1="3.025cm" svg:y1="10.1cm" svg:x2="2.025cm" svg:y2="10.1cm" draw:start-shape="id87" draw:start-glue-point="10" draw:end-shape="id88" draw:end-glue-point="6" svg:d="M3025 10100h-252-497-251" svg:viewBox="0 0 1001 1">
        <text:p/>
      </draw:connector>
      <draw:connector draw:style-name="Mgr3" draw:text-style-name="MP7" draw:layer="backgroundobjects" draw:type="lines" svg:x1="2.625cm" svg:y1="10.7cm" svg:x2="2.425cm" svg:y2="10.7cm" draw:start-shape="id89" draw:start-glue-point="10" draw:end-shape="id90" draw:end-glue-point="6" svg:d="M2625 10700h-252 303-251" svg:viewBox="0 0 304 1">
        <text:p/>
      </draw:connector>
      <draw:connector draw:style-name="Mgr3" draw:text-style-name="MP7" draw:layer="backgroundobjects" draw:type="lines" svg:x1="2.625cm" svg:y1="11.4cm" svg:x2="2.425cm" svg:y2="11.4cm" draw:start-shape="id91" draw:start-glue-point="10" draw:end-shape="id92" draw:end-glue-point="6" svg:d="M2625 11400h-252 303-251" svg:viewBox="0 0 304 1">
        <text:p/>
      </draw:connector>
      <draw:connector draw:style-name="Mgr3" draw:text-style-name="MP7" draw:layer="backgroundobjects" draw:type="lines" svg:x1="1.525cm" svg:y1="12.5cm" svg:x2="3.524cm" svg:y2="12.5cm" draw:start-shape="id93" draw:start-glue-point="10" draw:end-shape="id94" draw:end-glue-point="6" svg:d="M1525 12500h252 1496 251" svg:viewBox="0 0 2000 1">
        <text:p/>
      </draw:connector>
      <draw:connector draw:style-name="Mgr3" draw:text-style-name="MP7" draw:layer="backgroundobjects" draw:type="lines" svg:x1="2.025cm" svg:y1="12cm" svg:x2="3.025cm" svg:y2="12cm" draw:start-shape="id95" draw:start-glue-point="10" draw:end-shape="id96" draw:end-glue-point="6" svg:d="M2025 12000h252 497 251" svg:viewBox="0 0 1001 1">
        <text:p/>
      </draw:connector>
      <draw:connector draw:style-name="Mgr3" draw:text-style-name="MP7" draw:layer="backgroundobjects" draw:type="lines" svg:x1="2.025cm" svg:y1="13cm" svg:x2="3.025cm" svg:y2="13cm" draw:start-shape="id97" draw:start-glue-point="10" draw:end-shape="id98" draw:end-glue-point="6" svg:d="M2025 13000h252 497 251" svg:viewBox="0 0 1001 1">
        <text:p/>
      </draw:connector>
      <draw:connector draw:style-name="Mgr3" draw:text-style-name="MP7" draw:layer="backgroundobjects" draw:type="lines" svg:x1="2.425cm" svg:y1="13.6cm" svg:x2="2.625cm" svg:y2="13.6cm" draw:start-shape="id99" draw:start-glue-point="10" draw:end-shape="id100" draw:end-glue-point="6" svg:d="M2425 13600h252-303 251" svg:viewBox="0 0 304 1">
        <text:p/>
      </draw:connector>
      <draw:connector draw:style-name="Mgr3" draw:text-style-name="MP7" draw:layer="backgroundobjects" draw:type="lines" svg:x1="2.425cm" svg:y1="14.3cm" svg:x2="2.625cm" svg:y2="14.3cm" draw:start-shape="id101" draw:start-glue-point="10" draw:end-shape="id102" draw:end-glue-point="6" svg:d="M2425 14300h252-303 251" svg:viewBox="0 0 304 1">
        <text:p/>
      </draw:connector>
      <draw:connector draw:style-name="Mgr3" draw:text-style-name="MP7" draw:layer="backgroundobjects" draw:type="lines" svg:x1="3.524cm" svg:y1="15.4cm" svg:x2="1.525cm" svg:y2="15.4cm" draw:start-shape="id103" draw:start-glue-point="10" draw:end-shape="id104" draw:end-glue-point="6" svg:d="M3524 15400h-252-1496-251" svg:viewBox="0 0 2000 1">
        <text:p/>
      </draw:connector>
      <draw:connector draw:style-name="Mgr3" draw:text-style-name="MP7" draw:layer="backgroundobjects" draw:type="lines" svg:x1="3.025cm" svg:y1="14.9cm" svg:x2="2.025cm" svg:y2="14.9cm" draw:start-shape="id105" draw:start-glue-point="10" draw:end-shape="id106" draw:end-glue-point="6" svg:d="M3025 14900h-252-497-251" svg:viewBox="0 0 1001 1">
        <text:p/>
      </draw:connector>
      <draw:custom-shape draw:style-name="Mgr4" draw:text-style-name="MP7" xml:id="id54" draw:id="id54" draw:layer="backgroundobjects" svg:width="0.5cm" svg:height="0.5cm" svg:x="3.498cm" svg:y="0.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6" draw:id="id56" draw:layer="backgroundobjects" svg:width="0.5cm" svg:height="0.5cm" svg:x="2.999cm" svg:y="1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0" draw:id="id60" draw:layer="backgroundobjects" svg:width="0.5cm" svg:height="0.5cm" svg:x="2.999cm" svg:y="0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8" draw:id="id58" draw:layer="backgroundobjects" svg:width="0.5cm" svg:height="0.5cm" svg:x="2.599cm" svg:y="1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2" draw:id="id62" draw:layer="backgroundobjects" svg:width="0.5cm" svg:height="0.5cm" svg:x="2.599cm" svg:y="2.4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3" draw:id="id63" draw:layer="backgroundobjects" svg:width="0.5cm" svg:height="0.5cm" svg:x="3.498cm" svg:y="3.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5" draw:id="id65" draw:layer="backgroundobjects" svg:width="0.5cm" svg:height="0.5cm" svg:x="2.999cm" svg:y="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7" draw:id="id67" draw:layer="backgroundobjects" svg:width="0.5cm" svg:height="0.5cm" svg:x="2.999cm" svg:y="4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9" draw:id="id69" draw:layer="backgroundobjects" svg:width="0.5cm" svg:height="0.5cm" svg:x="2.599cm" svg:y="4.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1" draw:id="id71" draw:layer="backgroundobjects" svg:width="0.5cm" svg:height="0.5cm" svg:x="2.599cm" svg:y="5.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4" draw:id="id74" draw:layer="backgroundobjects" svg:width="0.5cm" svg:height="0.5cm" svg:x="3.498cm" svg:y="6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6" draw:id="id76" draw:layer="backgroundobjects" svg:width="0.5cm" svg:height="0.5cm" svg:x="2.999cm" svg:y="5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8" draw:id="id78" draw:layer="backgroundobjects" svg:width="0.5cm" svg:height="0.5cm" svg:x="2.999cm" svg:y="6.9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0" draw:id="id80" draw:layer="backgroundobjects" svg:width="0.5cm" svg:height="0.5cm" svg:x="2.599cm" svg:y="7.5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2" draw:id="id82" draw:layer="backgroundobjects" svg:width="0.5cm" svg:height="0.5cm" svg:x="2.599cm" svg:y="8.2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3" draw:id="id83" draw:layer="backgroundobjects" svg:width="0.5cm" svg:height="0.5cm" svg:x="3.498cm" svg:y="9.3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5" draw:id="id85" draw:layer="backgroundobjects" svg:width="0.5cm" svg:height="0.5cm" svg:x="3.051cm" svg:y="8.8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7" draw:id="id87" draw:layer="backgroundobjects" svg:width="0.5cm" svg:height="0.5cm" svg:x="3.025cm" svg:y="9.8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9" draw:id="id89" draw:layer="backgroundobjects" svg:width="0.5cm" svg:height="0.5cm" svg:x="2.625cm" svg:y="10.4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1" draw:id="id91" draw:layer="backgroundobjects" svg:width="0.5cm" svg:height="0.5cm" svg:x="2.625cm" svg:y="11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4" draw:id="id94" draw:layer="backgroundobjects" svg:width="0.5cm" svg:height="0.5cm" svg:x="3.524cm" svg:y="12.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6" draw:id="id96" draw:layer="backgroundobjects" svg:width="0.5cm" svg:height="0.5cm" svg:x="3.025cm" svg:y="11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8" draw:id="id98" draw:layer="backgroundobjects" svg:width="0.5cm" svg:height="0.5cm" svg:x="3.025cm" svg:y="12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0" draw:id="id100" draw:layer="backgroundobjects" svg:width="0.5cm" svg:height="0.5cm" svg:x="2.625cm" svg:y="13.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2" draw:id="id102" draw:layer="backgroundobjects" svg:width="0.5cm" svg:height="0.5cm" svg:x="2.625cm" svg:y="14.05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4" draw:id="id104" draw:layer="backgroundobjects" svg:width="0.5cm" svg:height="0.5cm" svg:x="1.025cm" svg:y="15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6" draw:id="id106" draw:layer="backgroundobjects" svg:width="0.5cm" svg:height="0.5cm" svg:x="1.525cm" svg:y="14.6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3" draw:id="id53" draw:layer="backgroundobjects" svg:width="0.5cm" svg:height="0.5cm" svg:x="0.999cm" svg:y="0.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5" draw:id="id55" draw:layer="backgroundobjects" svg:width="0.5cm" svg:height="0.5cm" svg:x="1.499cm" svg:y="1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9" draw:id="id59" draw:layer="backgroundobjects" svg:width="0.5cm" svg:height="0.5cm" svg:x="1.499cm" svg:y="0.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7" draw:id="id57" draw:layer="backgroundobjects" svg:width="0.5cm" svg:height="0.5cm" svg:x="1.899cm" svg:y="1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1" draw:id="id61" draw:layer="backgroundobjects" svg:width="0.5cm" svg:height="0.5cm" svg:x="1.899cm" svg:y="2.4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4" draw:id="id64" draw:layer="backgroundobjects" svg:width="0.5cm" svg:height="0.5cm" svg:x="0.999cm" svg:y="3.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6" draw:id="id66" draw:layer="backgroundobjects" svg:width="0.5cm" svg:height="0.5cm" svg:x="1.499cm" svg:y="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8" draw:id="id68" draw:layer="backgroundobjects" svg:width="0.5cm" svg:height="0.5cm" svg:x="1.499cm" svg:y="4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0" draw:id="id70" draw:layer="backgroundobjects" svg:width="0.5cm" svg:height="0.5cm" svg:x="1.899cm" svg:y="4.6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2" draw:id="id72" draw:layer="backgroundobjects" svg:width="0.5cm" svg:height="0.5cm" svg:x="1.899cm" svg:y="5.3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3" draw:id="id73" draw:layer="backgroundobjects" svg:width="0.5cm" svg:height="0.5cm" svg:x="0.999cm" svg:y="6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5" draw:id="id75" draw:layer="backgroundobjects" svg:width="0.5cm" svg:height="0.5cm" svg:x="1.499cm" svg:y="5.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7" draw:id="id77" draw:layer="backgroundobjects" svg:width="0.5cm" svg:height="0.5cm" svg:x="1.499cm" svg:y="6.9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9" draw:id="id79" draw:layer="backgroundobjects" svg:width="0.5cm" svg:height="0.5cm" svg:x="1.899cm" svg:y="7.52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1" draw:id="id81" draw:layer="backgroundobjects" svg:width="0.5cm" svg:height="0.5cm" svg:x="1.899cm" svg:y="8.2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4" draw:id="id84" draw:layer="backgroundobjects" svg:width="0.5cm" svg:height="0.5cm" svg:x="0.999cm" svg:y="9.3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6" draw:id="id86" draw:layer="backgroundobjects" svg:width="0.5cm" svg:height="0.5cm" svg:x="1.551cm" svg:y="8.82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8" draw:id="id88" draw:layer="backgroundobjects" svg:width="0.5cm" svg:height="0.5cm" svg:x="1.525cm" svg:y="9.8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0" draw:id="id90" draw:layer="backgroundobjects" svg:width="0.5cm" svg:height="0.5cm" svg:x="1.925cm" svg:y="10.4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2" draw:id="id92" draw:layer="backgroundobjects" svg:width="0.5cm" svg:height="0.5cm" svg:x="1.925cm" svg:y="11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3" draw:id="id93" draw:layer="backgroundobjects" svg:width="0.5cm" svg:height="0.5cm" svg:x="1.025cm" svg:y="12.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5" draw:id="id95" draw:layer="backgroundobjects" svg:width="0.5cm" svg:height="0.5cm" svg:x="1.525cm" svg:y="11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7" draw:id="id97" draw:layer="backgroundobjects" svg:width="0.5cm" svg:height="0.5cm" svg:x="1.525cm" svg:y="12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9" draw:id="id99" draw:layer="backgroundobjects" svg:width="0.5cm" svg:height="0.5cm" svg:x="1.925cm" svg:y="13.3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1" draw:id="id101" draw:layer="backgroundobjects" svg:width="0.5cm" svg:height="0.5cm" svg:x="1.925cm" svg:y="14.05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3" draw:id="id103" draw:layer="backgroundobjects" svg:width="0.5cm" svg:height="0.5cm" svg:x="3.524cm" svg:y="15.1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5" draw:id="id105" draw:layer="backgroundobjects" svg:width="0.5cm" svg:height="0.5cm" svg:x="3.025cm" svg:y="14.65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8T01:18:44.369472007</meta:creation-date>
    <dc:date>2022-03-28T19:51:06.057874897</dc:date>
    <meta:editing-duration>PT1H2M51S</meta:editing-duration>
    <meta:editing-cycles>11</meta:editing-cycles>
    <meta:generator>LibreOffice/7.3.1.3$MacOSX_X86_64 LibreOffice_project/a69ca51ded25f3eefd52d7bf9a5fad8c90b87951</meta:generator>
    <meta:document-statistic meta:object-count="235"/>
  </office:meta>
</office:document-meta>
</file>